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margin-top="0.1in" fo:margin-bottom="0in"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Standard" style:list-style-name="L1">
      <style:paragraph-properties fo:text-align="justify" style:justify-single-word="false"/>
      <style:text-properties fo:font-weight="normal" style:font-weight-asian="normal" style:font-weight-complex="normal"/>
    </style:style>
    <style:style style:name="P8" style:family="paragraph" style:parent-style-name="Standard" style:list-style-name="L3">
      <style:paragraph-properties fo:text-align="justify" style:justify-single-word="false"/>
      <style:text-properties fo:font-weight="normal" style:font-weight-asian="normal" style:font-weight-complex="normal"/>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blem : </text:p>
      <text:p text:style-name="P2"><text:tab/>In india we don't have any direct communication between the government and public......</text:p>
      <text:p text:style-name="P2">i.e for <text:s/>getting problem solve on our place we have to pay off the officials and get them solved in 3 months which can be actually solved in 1 month .</text:p>
      <text:p text:style-name="P2"/>
      <text:p text:style-name="P2">==&gt; Now a days scenario has changed , in today's world we're most focus on online websites and many appliaction to mange our daily workflow.. So idea behind developing this website is to provide better and easier way to register complaint and get the solution of the problem faster..</text:p>
      <text:p text:style-name="P2"><text:line-break/></text:p>
      <text:p text:style-name="P1">Solution :</text:p>
      <text:p text:style-name="P2"><text:tab/>In a solution of above scenario, we've made a web-based <text:s/>application called urban grievance that helps to manage recipeint compaints efficiently..</text:p>
      <text:p text:style-name="P2"/>
      <text:p text:style-name="P2">It provides an automated tracking system for consumer to log and track their complaints..</text:p>
      <text:p text:style-name="P2"/>
      <text:p text:style-name="P2"/>
      <text:p text:style-name="P1">Approch :</text:p>
      <text:list xml:id="list9012282500715264866" text:style-name="L3">
        <text:list-item>
          <text:p text:style-name="P8">divide in two parts : front-end and back-end</text:p>
        </text:list-item>
        <text:list-item>
          <text:p text:style-name="P8">API Analysis and Application underdstanding using postman</text:p>
        </text:list-item>
        <text:list-item>
          <text:p text:style-name="P8">created the front end of the web application</text:p>
        </text:list-item>
        <text:list-item>
          <text:p text:style-name="P8">testing</text:p>
        </text:list-item>
      </text:list>
      <text:list xml:id="list147509474822195216" text:style-name="L1">
        <text:list-header>
          <text:p text:style-name="P7"/>
        </text:list-header>
      </text:list>
      <text:p text:style-name="P2"/>
      <text:p text:style-name="P1">workflow:</text:p>
      <text:list xml:id="list34759566" text:continue-list="list9012282500715264866" text:style-name="L3">
        <text:list-item>
          <text:p text:style-name="P8">WorkFlow OF application</text:p>
        </text:list-item>
      </text:list>
      <text:p text:style-name="P6"/>
      <text:p text:style-name="P2"><text:span text:style-name="T1">Features:</text:span></text:p>
      <text:p text:style-name="P6"/>
      <text:list xml:id="list34747808" text:continue-numbering="true" text:style-name="L3">
        <text:list-item>
          <text:p text:style-name="P8">API Analysis and Application underdstanding using postman</text:p>
        </text:list-item>
        <text:list-item>
          <text:p text:style-name="P8">created the front end of the web application</text:p>
        </text:list-item>
        <text:list-item>
          <text:p text:style-name="P8">testing</text:p>
        </text:list-item>
      </text:list>
      <text:p text:style-name="P6"/>
      <text:p text:style-name="P1">ScreenShots:</text:p>
      <text:p text:style-name="P1"/>
      <text:p text:style-name="P2"><text:span text:style-name="T1">Future enhancement:</text:span></text:p>
      <text:p text:style-name="P6"/>
      <text:list xml:id="list34772222" text:continue-numbering="true" text:style-name="L3">
        <text:list-item>
          <text:p text:style-name="P8">Image views, Interaction with the ruling people </text:p>
        </text:list-item>
        <text:list-item>
          <text:p text:style-name="P8">Make android or ios application So anyone can use it and raise the complaint </text:p>
        </text:list-item>
      </text:list>
      <text:p text:style-name="P6"/>
      <text:p text:style-name="P2"/>
      <text:p text:style-name="P1">referance:</text:p>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6M18S</meta:editing-duration>
    <meta:editing-cycles>9</meta:editing-cycles>
    <meta:generator>OpenOffice/4.1.12$Win32 OpenOffice.org_project/4112m1$Build-9809</meta:generator>
    <dc:date>2023-03-29T14:51:40.82</dc:date>
    <meta:document-statistic meta:table-count="0" meta:image-count="0" meta:object-count="0" meta:page-count="1" meta:paragraph-count="24" meta:word-count="214" meta:character-count="1264"/>
    <meta:user-defined meta:name="Info 1"/>
    <meta:user-defined meta:name="Info 2"/>
    <meta:user-defined meta:name="Info 3"/>
    <meta:user-defined meta:name="Info 4"/>
  </office:meta>
</office:document-meta>
</file>